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cm" fo:margin-left="0.067cm" fo:margin-right="0.034cm" fo:margin-top="0cm" fo:margin-bottom="0cm" table:align="margins" style:writing-mode="lr-tb"/>
    </style:style>
    <style:style style:name="Tableau2.A" style:family="table-column">
      <style:table-column-properties style:column-width="8.352cm" style:rel-column-width="32385*"/>
    </style:style>
    <style:style style:name="Tableau2.B" style:family="table-column">
      <style:table-column-properties style:column-width="8.548cm" style:rel-column-width="3315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line-height="150%" fo:text-align="center" style:justify-single-word="false"/>
      <style:text-properties style:font-name="Arial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No_20_Spacing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No_20_Spacing" style:list-style-name="WWNum7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No_20_Spacing">
      <style:paragraph-properties fo:line-height="150%" fo:break-before="page"/>
      <style:text-properties style:font-name="Arial" fo:font-size="16pt" fo:font-style="italic" fo:font-weight="bold" style:font-size-asian="16pt" style:font-style-asian="italic" style:font-weight-asian="bold" style:font-size-complex="16pt"/>
    </style:style>
    <style:style style:name="P5" style:family="paragraph" style:parent-style-name="No_20_Spacing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fo:color="#00000a" style:font-name="Arial" fo:font-size="12pt" fo:font-weight="normal" style:font-name-asian="Calibri1" style:font-size-asian="12pt" style:font-weight-asian="normal" style:font-name-complex="Calibri1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a" style:font-name="Arial" fo:font-size="2pt" fo:font-weight="normal" style:font-name-asian="Calibri1" style:font-size-asian="2pt" style:font-weight-asian="normal" style:font-name-complex="Calibri1" style:font-size-complex="2pt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e 2. Dossier d’analyse des besoins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Daily'Print</text:p>
          </table:table-cell>
          <table:table-cell table:style-name="Tableau2.A1" office:value-type="string">
            <text:p text:style-name="P5">Version : 1.0</text:p>
          </table:table-cell>
        </table:table-row>
        <table:table-row table:style-name="Tableau2.1">
          <table:table-cell table:style-name="Tableau2.A1" office:value-type="string">
            <text:p text:style-name="P5">Document : Dossier d’analyse des besoins</text:p>
          </table:table-cell>
          <table:table-cell table:style-name="Tableau2.A1" office:value-type="string">
            <text:p text:style-name="P5">Date : 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5">Responsable de la rédaction : </text:p>
          </table:table-cell>
          <table:covered-table-cell/>
        </table:table-row>
      </table:table>
      <text:p text:style-name="P2">Dossier d’analyse des besoins</text:p>
      <text:list xml:id="list3435408261056641145" text:style-name="WWNum7">
        <text:list-item>
          <text:p text:style-name="P3">Introduction</text:p>
        </text:list-item>
      </text:list>
      <text:p text:style-name="P11">Ce document présente les différentes facettes des besoins exprimés par l’utilisateur. On cherche dans ce projet à créer un système de caisse enregistreuse. Le but de cette annexe est de définir clairement les besoins du client afin d’y répondre au mieux.</text:p>
      <text:p text:style-name="P11">Dans une première partie, nous étudierons le cahier des charges que nous avons réalisés, en collaboration avec le client et en feront une lecture complète de celui-ci. Puis, nous étudierons les différents cas d’utilisations possibles que nous avons pu identifier au sein du système.</text:p>
      <text:list xml:id="list28490942" text:continue-numbering="true" text:style-name="WWNum7">
        <text:list-item>
          <text:p text:style-name="P3">Lecture du cahier des charges</text:p>
        </text:list-item>
      </text:list>
      <text:p text:style-name="P6"/>
      <text:list xml:id="list6972733951926943870" text:style-name="L1">
        <text:list-item>
          <text:list>
            <text:list-item>
              <text:p text:style-name="P7">Identification des actions (fonctions), acteurs et objets du problème.</text:p>
            </text:list-item>
          </text:list>
        </text:list-item>
      </text:list>
      <text:list xml:id="list6565382043178850856" text:style-name="L3">
        <text:list-header>
          <text:p text:style-name="P8"/>
        </text:list-header>
        <text:list-item>
          <text:p text:style-name="P8">Identification des exigences</text:p>
        </text:list-item>
      </text:list>
      <text:list xml:id="list28481528" text:continue-list="list28490942" text:style-name="WWNum7">
        <text:list-item>
          <text:p text:style-name="P3">Analyse des interactions logiciel/environnement</text:p>
        </text:list-item>
      </text:list>
      <text:p text:style-name="P10"/>
      <text:list xml:id="list28478173" text:continue-numbering="true" text:style-name="WWNum7">
        <text:list-item>
          <text:list>
            <text:list-item>
              <text:p text:style-name="P3">Diagrammes des cas d'utilisations</text:p>
            </text:list-item>
            <text:list-item>
              <text:p text:style-name="P3">Spécification des cas d'utilisation</text:p>
              <text:list>
                <text:list-item>
                  <text:p text:style-name="P3">Cas d'utilisation Administrateur</text:p>
                </text:list-item>
              </text:list>
            </text:list-item>
          </text:list>
        </text:list-item>
      </text:list>
      <text:p text:style-name="P12"/>
      <text:p text:style-name="P13"/>
      <text:p text:style-name="P13"/>
      <text:list xml:id="list28495842" text:continue-numbering="true" text:style-name="WWNum7">
        <text:list-item>
          <text:list>
            <text:list-item>
              <text:list>
                <text:list-item>
                  <text:p text:style-name="P3">Cas d'utilisation Utilisateurs</text:p>
                </text:list-item>
              </text:list>
            </text:list-item>
          </text:list>
        </text:list-item>
      </text:list>
      <text:p text:style-name="P9"/>
      <text:list xml:id="list28501350" text:continue-numbering="true" text:style-name="WWNum7">
        <text:list-item>
          <text:p text:style-name="P3">Exigence non fonctionnelle</text:p>
        </text:list-item>
      </text:list>
      <text:p text:style-name="P9"/>
      <text:list xml:id="list28474892" text:continue-numbering="true" text:style-name="WWNum7">
        <text:list-item>
          <text:p text:style-name="P3">Exigence Organisationnelle et Metiers</text:p>
        </text:list-item>
      </text:list>
      <text:p text:style-name="P9"/>
      <text:list xml:id="list28496823" text:continue-numbering="true" text:style-name="WWNum7">
        <text:list-item>
          <text:p text:style-name="P3">Glossair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la LEVY</meta:initial-creator>
    <meta:creation-date>2017-12-07T08:29:29.27</meta:creation-date>
    <meta:document-statistic meta:table-count="1" meta:image-count="0" meta:object-count="0" meta:page-count="1" meta:paragraph-count="21" meta:word-count="168" meta:character-count="1122"/>
    <dc:date>2017-12-07T08:30:00.64</dc:date>
    <dc:creator>Ariella LEVY</dc:creator>
    <meta:editing-duration>PT31S</meta:editing-duration>
    <meta:editing-cycles>1</meta:editing-cycles>
    <meta:generator>OpenOffice/4.1.3$Win32 OpenOffice.org_project/413m1$Build-9783</meta:generator>
  </office:meta>
</office:document-meta>
</file>